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bitmap" draw:fill-color="#ffffff" draw:fill-gradient-name="Gradient_20_1" draw:fill-hatch-name="Black_20_0_20_Degrees" draw:fill-image-name="Empty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99cm" svg:height="5.999cm" svg:x="6.5cm" svg:y="4cm" svg:viewBox="0 0 5500 6000" svg:d="m0 6000v-6000h5500v6000zm-5500-5000v-1000h5500v1000z">
          <text:p/>
        </draw:path>
        <draw:frame draw:style-name="gr2" draw:layer="layout" svg:width="2.475cm" svg:height="0.962cm" svg:x="8.025cm" svg:y="4.038cm">
          <draw:text-box>
            <text:p>LABEL</text:p>
          </draw:text-box>
        </draw:frame>
        <draw:frame draw:style-name="gr3" draw:layer="layout" svg:width="0.853cm" svg:height="0.962cm" svg:x="11.1cm" svg:y="9cm">
          <draw:text-box>
            <text:p>4</text:p>
          </draw:text-box>
        </draw:frame>
        <draw:frame draw:style-name="gr2" draw:text-style-name="P3" draw:layer="layout" svg:width="1.167cm" svg:height="0.725cm" svg:x="6.562cm" svg:y="5.1cm">
          <draw:text-box>
            <text:p text:style-name="P2"><text:span text:style-name="T1">P1:</text:span></text:p>
          </draw:text-box>
        </draw:frame>
        <draw:frame draw:style-name="gr2" draw:text-style-name="P3" draw:layer="layout" svg:width="1.167cm" svg:height="0.725cm" svg:x="6.563cm" svg:y="5.801cm">
          <draw:text-box>
            <text:p text:style-name="P2"><text:span text:style-name="T1">P1:</text:span></text:p>
          </draw:text-box>
        </draw:frame>
        <draw:frame draw:style-name="gr2" draw:text-style-name="P3" draw:layer="layout" svg:width="1.167cm" svg:height="0.725cm" svg:x="6.563cm" svg:y="6.501cm">
          <draw:text-box>
            <text:p text:style-name="P2"><text:span text:style-name="T1">P1:</text:span></text:p>
          </draw:text-box>
        </draw:frame>
        <draw:frame draw:style-name="gr2" draw:text-style-name="P3" draw:layer="layout" svg:width="1.167cm" svg:height="0.725cm" svg:x="6.563cm" svg:y="7.201cm">
          <draw:text-box>
            <text:p text:style-name="P2"><text:span text:style-name="T1">P1:</text:span></text:p>
          </draw:text-box>
        </draw:frame>
        <draw:frame draw:style-name="gr2" draw:text-style-name="P3" draw:layer="layout" svg:width="1.167cm" svg:height="0.725cm" svg:x="6.563cm" svg:y="8.001cm">
          <draw:text-box>
            <text:p text:style-name="P2"><text:span text:style-name="T1">P1:</text:span></text:p>
          </draw:text-box>
        </draw:frame>
        <draw:frame draw:style-name="gr2" draw:text-style-name="P3" draw:layer="layout" svg:width="1.167cm" svg:height="0.725cm" svg:x="6.563cm" svg:y="8.801cm">
          <draw:text-box>
            <text:p text:style-name="P2"><text:span text:style-name="T1">P1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9T13:44:28</meta:creation-date>
    <dc:date>2010-04-19T17:11:26</dc:date>
    <meta:editing-duration>PT03H11M48S</meta:editing-duration>
    <meta:editing-cycles>1</meta:editing-cycles>
    <meta:document-statistic meta:object-count="9"/>
    <meta:generator>OpenOffice.org/3.1$Unix OpenOffice.org_project/310m19$Build-9420</meta:generator>
  </office:meta>
</office:document-meta>
</file>